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7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XIII</text:p>
          </table:table-cell>
          <table:table-cell table:style-name="ce1" office:value-type="string" calcext:value-type="string">
            <text:p>XIV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XVI</text:p>
          </table:table-cell>
          <table:table-cell table:style-name="ce1" office:value-type="string" calcext:value-type="string">
            <text:p>XVII</text:p>
          </table:table-cell>
          <table:table-cell table:style-name="ce1" office:value-type="string" calcext:value-type="string">
            <text:p>XVIII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XXI</text:p>
          </table:table-cell>
        </table:table-row>
        <table:table-row table:style-name="ro1">
          <table:table-cell table:style-name="ce1" office:value-type="string" calcext:value-type="string">
            <text:p>Fool</text:p>
          </table:table-cell>
          <table:table-cell table:style-name="ce1" office:value-type="string" calcext:value-type="string">
            <text:p>Magician</text:p>
          </table:table-cell>
          <table:table-cell table:style-name="ce1" office:value-type="string" calcext:value-type="string">
            <text:p>Priestess</text:p>
          </table:table-cell>
          <table:table-cell table:style-name="ce1" office:value-type="string" calcext:value-type="string">
            <text:p>Empress</text:p>
          </table:table-cell>
          <table:table-cell table:style-name="ce1" office:value-type="string" calcext:value-type="string">
            <text:p>Emporer</text:p>
          </table:table-cell>
          <table:table-cell table:style-name="ce1" office:value-type="string" calcext:value-type="string">
            <text:p>Hierophant</text:p>
          </table:table-cell>
          <table:table-cell table:style-name="ce1" office:value-type="string" calcext:value-type="string">
            <text:p>Lovers</text:p>
          </table:table-cell>
          <table:table-cell table:style-name="ce1" office:value-type="string" calcext:value-type="string">
            <text:p>Chariot</text:p>
          </table:table-cell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Hermit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Hanged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Temperance</text:p>
          </table:table-cell>
          <table:table-cell table:style-name="ce1" office:value-type="string" calcext:value-type="string">
            <text:p>Devil</text:p>
          </table:table-cell>
          <table:table-cell table:style-name="ce1" office:value-type="string" calcext:value-type="string">
            <text:p>Tower</text:p>
          </table:table-cell>
          <table:table-cell table:style-name="ce1" office:value-type="string" calcext:value-type="string">
            <text:p>Star</text:p>
          </table:table-cell>
          <table:table-cell table:style-name="ce1" office:value-type="string" calcext:value-type="string">
            <text:p>Moon</text:p>
          </table:table-cell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Judgement</text:p>
          </table:table-cell>
          <table:table-cell table:style-name="ce1" office:value-type="string" calcext:value-type="string">
            <text:p>World</text:p>
          </table:table-cell>
        </table:table-row>
        <table:table-row table:style-name="ro2">
          <table:table-cell table:style-name="ce2" office:value-type="string" calcext:value-type="string">
            <text:p>Folly, mania, extravagance, intoxication, delirium, frenzy, bewrayment. [If the card is] Reversed: Negligence, absence, distribution, carelessness, apathy, nullity, vanity</text:p>
          </table:table-cell>
          <table:table-cell table:style-name="ce2" office:value-type="string" calcext:value-type="string">
            <text:p>Skill, diplomacy, address, subtlety, pain, loss, disaster, snares of enemies; self-confidence, will; [it signifies] the Querent, if male. Reversed: Physician, mental disease, disgrace, disquiet </text:p>
          </table:table-cell>
          <table:table-cell table:style-name="ce2" office:value-type="string" calcext:value-type="string">
            <text:p>Secrets, mystery, the future as yet unrevealed; the woman who interests the Querent, if male; the Querent herself, if female; silence, tenacity; mystery, wisdom, science. Reversed: Passion, moral or physical ardor, conceit, surface knowledge </text:p>
          </table:table-cell>
          <table:table-cell table:style-name="ce2" office:value-type="string" calcext:value-type="string">
            <text:p>Fruitfulness, action, initiative, length of days; the unknown, clandestine; also difficulty, doubt, ignorance. Reversed: Light, truth, the unraveling of involved matters, public rejoicings; according to another reading, vacillation </text:p>
          </table:table-cell>
          <table:table-cell table:style-name="ce2" office:value-type="string" calcext:value-type="string">
            <text:p>Stability, power, protection, realization; a great person; aid, reason, conviction also authority and will. Reversed: Benevolence, compassion, credit; also confusion to enemies, obstruction, immaturity </text:p>
          </table:table-cell>
          <table:table-cell table:style-name="ce2" office:value-type="string" calcext:value-type="string">
            <text:p>Marriage, alliance, captivity, servitude; by another account, mercy, and goodness; inspiration; the man to whom the Querent has recourse. Reversed: Society, good understanding, concord, over kindness, weakness </text:p>
          </table:table-cell>
          <table:table-cell table:style-name="ce2" office:value-type="string" calcext:value-type="string">
            <text:p>Attraction, love, beauty, trials overcome. Reversed: Failure, foolish designs. Another account speaks of marriage frustrated and contrarieties of all kinds </text:p>
          </table:table-cell>
          <table:table-cell table:style-name="ce2" office:value-type="string" calcext:value-type="string">
            <text:p>Succour, providence; also war, triumph, presumption, vengeance, trouble. Reversed: Riot, quarrel, dispute, litigation, defeat </text:p>
          </table:table-cell>
          <table:table-cell table:style-name="ce2" office:value-type="string" calcext:value-type="string">
            <text:p>Equity, rightness, probity, executive; triumph of the deserving side in law. Reversed: Law in all its departments, legal complications, bigotry, bias, excessive severity </text:p>
          </table:table-cell>
          <table:table-cell table:style-name="ce2" office:value-type="string" calcext:value-type="string">
            <text:p>Prudence, circumspection; also and especially treason, dissimulation, roguery, corruption. Reversed: Concealment, disguise, policy fear, unreasoned caution </text:p>
          </table:table-cell>
          <table:table-cell table:style-name="ce2" office:value-type="string" calcext:value-type="string">
            <text:p>Destiny, fortune, success, elevation, luck, felicity. Reversed: Increase, abundance, superfluity </text:p>
          </table:table-cell>
          <table:table-cell table:style-name="ce2" office:value-type="string" calcext:value-type="string">
            <text:p>Power, energy, action, courage, magnanimity; also complete success and honours. Reversed: Despotism, abuse of power, weakness, discord, sometimes even disgrace </text:p>
          </table:table-cell>
          <table:table-cell table:style-name="ce2" office:value-type="string" calcext:value-type="string">
            <text:p>Wisdom, circumspection, discernment, trials, sacrifice, intuition, divination, prophecy. Reversed: Selfishness, the crowd, body politic </text:p>
          </table:table-cell>
          <table:table-cell table:style-name="ce2" office:value-type="string" calcext:value-type="string">
            <text:p>End, mortality, destruction, corruption; also, for a man, the loss of a benefactor; for a woman, many contrarieties; for a maid, failure of marriage projects. Reversed: Inertia, sleep, lethargy, petrifaction, somnambulism; hope destroyed </text:p>
          </table:table-cell>
          <table:table-cell table:style-name="ce2" office:value-type="string" calcext:value-type="string">
            <text:p>Economy, moderation, frugality, management, accommodation. Reversed: Things connected with churches, religions, sects, the priesthood, sometimes even the priest who will marry Querent; also disunion, unfortunate combinations, competing interests </text:p>
          </table:table-cell>
          <table:table-cell table:style-name="ce2" office:value-type="string" calcext:value-type="string">
            <text:p>Ravage, violence, vehemence, extraordinary efforts, force, fatality; that which is predestined but is not for this reason evil. Reversed: Evil fatality, weakness, pettiness, blindness </text:p>
          </table:table-cell>
          <table:table-cell table:style-name="ce2" office:value-type="string" calcext:value-type="string">
            <text:p>Misery, distress, indigence, adversity, calamity, disgrace, deception, ruin. It is a card in particular of unforeseen catastrophe. Reversed: Negligence, absence, distribution, carelessness, apathy, nullity, vanity </text:p>
          </table:table-cell>
          <table:table-cell table:style-name="ce2" office:value-type="string" calcext:value-type="string">
            <text:p>Loss, theft, privation, abandonment; another reading says--hope bright prospects, Reversed: Arrogance, haughtiness, impotence </text:p>
          </table:table-cell>
          <table:table-cell table:style-name="ce2" office:value-type="string" calcext:value-type="string">
            <text:p>Hidden enemies, danger, calumny, darkness, terror, deception, occult forces, error. Reversed: Instability, inconstancy, silence, lesser degrees of deception and error </text:p>
          </table:table-cell>
          <table:table-cell table:style-name="ce2" office:value-type="string" calcext:value-type="string">
            <text:p> happiness and contentment, vitality, self-confidence and success </text:p>
          </table:table-cell>
          <table:table-cell table:style-name="ce2" office:value-type="string" calcext:value-type="string">
            <text:p>Judgement</text:p>
            <text:p>Rebirth</text:p>
            <text:p>Inner-calling</text:p>
            <text:p>Absolution</text:p>
            <text:p>Karma</text:p>
            <text:p>Causality</text:p>
            <text:p>Second Chance</text:p>
          </table:table-cell>
          <table:table-cell table:style-name="ce2" office:value-type="string" calcext:value-type="string">
            <text:p>Assured success, recompense, voyage, route, emigration, flight, change of place. Reversed: Inertia, fixity, stagnation, permanence 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17:34:20.781000000</meta:creation-date>
    <meta:generator>LibreOffice/6.1.2.1$Windows_X86_64 LibreOffice_project/65905a128db06ba48db947242809d14d3f9a93fe</meta:generator>
    <dc:date>2021-01-08T17:42:52.921000000</dc:date>
    <meta:editing-duration>PT8M33S</meta:editing-duration>
    <meta:editing-cycles>1</meta:editing-cycles>
    <meta:document-statistic meta:table-count="1" meta:cell-count="66" meta:object-count="0"/>
  </office:meta>
</office:document-meta>
</file>